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232000001B86079F4CCBAF901E0.jpg" manifest:media-type="image/jpeg"/>
  <manifest:file-entry manifest:full-path="Pictures/100000000000012D00000190BC86F94500E1E1BC.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family-generic="system" style:font-charset="x-symbol"/>
    <style:font-face style:name="Kreon1" svg:font-family="Kreon"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15%"/>
      <style:text-properties fo:color="#333333" style:font-name="Kreon" fo:font-size="10pt" fo:language="fr" fo:country="FR" style:font-size-asian="10pt" style:font-size-complex="10pt"/>
    </style:style>
    <style:style style:name="P2" style:family="paragraph" style:parent-style-name="Standard">
      <style:text-properties fo:color="#333333" style:font-name="Kreon" fo:font-size="14pt" fo:language="fr" fo:country="FR" fo:font-weight="bold" style:font-size-asian="14pt" style:font-weight-asian="bold" style:font-size-complex="14pt" style:font-weight-complex="bold"/>
    </style:style>
    <style:style style:name="P3" style:family="paragraph" style:parent-style-name="Standard">
      <style:paragraph-properties fo:line-height="115%"/>
      <style:text-properties fo:color="#333333" style:font-name="Kreon" fo:font-size="14pt" fo:language="fr" fo:country="FR" fo:font-weight="bold" style:font-size-asian="14pt" style:font-weight-asian="bold" style:font-size-complex="14pt" style:font-weight-complex="bold"/>
    </style:style>
    <style:style style:name="P4" style:family="paragraph" style:parent-style-name="Standard">
      <style:paragraph-properties fo:line-height="115%" fo:text-align="justify" style:justify-single-word="false"/>
      <style:text-properties fo:color="#333333" style:font-name="Kreon" fo:font-size="14pt" fo:language="fr" fo:country="FR" fo:font-weight="bold" style:font-size-asian="14pt" style:font-weight-asian="bold" style:font-size-complex="14pt" style:font-weight-complex="bold"/>
    </style:style>
    <style:style style:name="P5" style:family="paragraph" style:parent-style-name="Standard">
      <style:paragraph-properties fo:line-height="115%"/>
      <style:text-properties fo:color="#333333" style:font-name="Kreon" fo:font-size="14pt" fo:language="fr" fo:country="FR" style:font-size-asian="14pt" style:font-size-complex="14pt"/>
    </style:style>
    <style:style style:name="P6" style:family="paragraph" style:parent-style-name="Standard">
      <style:text-properties fo:color="#333333" style:font-name="Kreon" fo:font-size="13pt" fo:language="fr" fo:country="FR" style:font-size-asian="13pt" style:font-size-complex="13pt"/>
    </style:style>
    <style:style style:name="P7" style:family="paragraph" style:parent-style-name="Standard">
      <style:paragraph-properties fo:line-height="115%"/>
      <style:text-properties fo:color="#333333" style:font-name="Kreon" fo:font-size="13pt" fo:language="fr" fo:country="FR" style:font-size-asian="13pt" style:font-size-complex="13pt"/>
    </style:style>
    <style:style style:name="P8" style:family="paragraph" style:parent-style-name="Standard">
      <style:paragraph-properties fo:line-height="115%" fo:text-align="justify" style:justify-single-word="false"/>
      <style:text-properties fo:color="#333333" style:font-name="Kreon" fo:font-size="13pt" fo:language="fr" fo:country="FR" style:font-size-asian="13pt" style:font-size-complex="13pt"/>
    </style:style>
    <style:style style:name="P9" style:family="paragraph" style:parent-style-name="Standard">
      <style:paragraph-properties fo:line-height="115%" fo:text-align="justify" style:justify-single-word="false"/>
    </style:style>
    <style:style style:name="P10" style:family="paragraph" style:parent-style-name="Standard">
      <style:paragraph-properties fo:line-height="115%"/>
      <style:text-properties fo:font-size="13pt" fo:language="fr" fo:country="FR" style:font-size-asian="13pt" style:font-size-complex="13pt"/>
    </style:style>
    <style:style style:name="P11" style:family="paragraph" style:parent-style-name="Standard">
      <style:paragraph-properties fo:margin-top="0in" fo:margin-bottom="0in" loext:contextual-spacing="false" fo:line-height="150%" fo:text-align="justify" style:justify-single-word="false"/>
    </style:style>
    <style:style style:name="P12" style:family="paragraph" style:parent-style-name="Footer_20_left">
      <style:paragraph-properties fo:text-align="center" style:justify-single-word="false"/>
      <style:text-properties style:font-name="Kreon1" officeooo:rsid="00298f1a" officeooo:paragraph-rsid="00298f1a"/>
    </style:style>
    <style:style style:name="P13" style:family="paragraph" style:parent-style-name="Standard" style:list-style-name="L1">
      <style:paragraph-properties fo:margin-top="0in" fo:margin-bottom="0in" loext:contextual-spacing="false" fo:line-height="150%" fo:text-align="justify" style:justify-single-word="false"/>
      <style:text-properties fo:color="#333333" style:font-name="Kreon" fo:font-size="13pt" fo:language="fr" fo:country="FR" style:font-size-asian="13pt" style:font-size-complex="13pt"/>
    </style:style>
    <style:style style:name="P14" style:family="paragraph" style:parent-style-name="Standard" style:master-page-name="First_20_Page">
      <style:paragraph-properties fo:text-align="center" style:justify-single-word="false" style:page-number="6" fo:break-before="page"/>
      <style:text-properties fo:color="#333333" style:font-name="Kreon" fo:font-size="26pt" fo:language="fr" fo:country="FR" fo:font-weight="bold" style:font-size-asian="26pt" style:font-weight-asian="bold" style:font-size-complex="26pt" style:font-weight-complex="bold"/>
    </style:style>
    <style:style style:name="P15" style:family="paragraph">
      <style:paragraph-properties fo:text-align="center"/>
    </style:style>
    <style:style style:name="P16" style:family="paragraph">
      <loext:graphic-properties draw:fill="none" draw:fill-color="#ffffff"/>
      <style:paragraph-properties fo:text-align="center"/>
      <style:text-properties style:font-name="Kreon1" fo:font-size="12pt" style:font-name-complex="Kreon1"/>
    </style:style>
    <style:style style:name="P17"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style:font-name="Kreon1" fo:hyphenate="false"/>
    </style:style>
    <style:style style:name="P1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style:font-name="Kreon1" fo:font-size="11pt" style:font-size-asian="11pt" style:font-name-complex="Kreon1" style:font-size-complex="11pt" fo:hyphenate="false"/>
    </style:style>
    <style:style style:name="P19"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P20" style:family="paragraph">
      <loext:graphic-properties draw:fill="none" draw:fill-color="#ffffff"/>
      <style:paragraph-properties fo:text-align="center"/>
      <style:text-properties style:font-name="Lucida MAC" fo:font-size="7pt" style:font-size-asian="7pt" style:font-size-complex="7pt"/>
    </style:style>
    <style:style style:name="P21" style:family="paragraph">
      <loext:graphic-properties draw:fill="none" draw:fill-color="#ffffff"/>
      <style:paragraph-properties fo:text-align="center"/>
      <style:text-properties style:font-name="Lucida MAC" fo:font-size="7.5pt" style:font-size-asian="7.5pt" style:font-size-complex="7.5pt"/>
    </style:style>
    <style:style style:name="T1" style:family="text">
      <style:text-properties fo:color="#333333" style:font-name="Kreon" fo:font-size="13pt" fo:language="fr" fo:country="FR" style:font-size-asian="13pt" style:font-size-complex="13pt"/>
    </style:style>
    <style:style style:name="T2" style:family="text">
      <style:text-properties fo:color="#333333" style:font-name="Kreon" fo:font-size="13pt" fo:language="fr" fo:country="FR" fo:font-weight="bold" style:font-size-asian="13pt" style:font-weight-asian="bold" style:font-size-complex="13pt" style:font-weight-complex="bold"/>
    </style:style>
    <style:style style:name="T3" style:family="text">
      <style:text-properties officeooo:rsid="00176ad2"/>
    </style:style>
    <style:style style:name="T4" style:family="text">
      <style:text-properties officeooo:rsid="001a8a13"/>
    </style:style>
    <style:style style:name="T5" style:family="text">
      <style:text-properties style:font-name="Kreon1" fo:font-size="11pt" style:font-size-asian="10.5pt" style:font-name-complex="Kreon1" style:font-size-complex="10.5pt"/>
    </style:style>
    <style:style style:name="T6" style:family="text">
      <style:text-properties fo:font-variant="normal" fo:text-transform="none" style:use-window-font-color="true" style:text-outline="false" style:text-line-through-style="none" style:text-line-through-type="none" style:text-position="0% 100%" style:font-name="Kreon1"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font-name="Lucida MAC" fo:font-size="7pt" fo:language="fr" fo:country="FR" style:font-size-asian="7pt" style:font-name-complex="Kreon1" style:font-size-complex="7pt"/>
    </style:style>
    <style:style style:name="T8" style:family="text">
      <style:text-properties style:font-name="Lucida MAC" fo:font-size="7.5pt" style:font-size-asian="7.5pt" style:font-name-complex="Kreon1" style:font-size-complex="7.5pt"/>
    </style:style>
    <style:style style:name="fr1" style:family="graphic" style:parent-style-name="Graphics">
      <style:graphic-properties fo:margin-left="0.2in" fo:margin-right="0in" fo:margin-top="0in" fo:margin-bottom="0.1in" style:wrap="left" style:number-wrapped-paragraphs="no-limit" style:wrap-contour="false"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in" fo:margin-top="0in" fo:margin-bottom="0.1in" style:run-through="foreground" style:wrap="left" style:number-wrapped-paragraphs="no-limit" style:wrap-contour="false" style:vertical-pos="from-top" style:vertical-rel="paragraph" style:horizontal-pos="righ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gr2" style:family="graphic">
      <style:graphic-properties draw:stroke="none" svg:stroke-color="#000000" draw:fill="none" draw:fill-color="#ffffff" fo:min-height="0.159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3" style:family="graphic">
      <style:graphic-properties draw:stroke="none" svg:stroke-color="#000000" draw:fill="none" draw:fill-color="#ffffff" fo:min-height="0.1583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4" style:family="graphic">
      <style:graphic-properties draw:stroke="none" svg:stroke-color="#000000" draw:fill="none" draw:fill-color="#ffffff" fo:min-height="0.16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oft-page-break/>Pédagogie de Montessori</text:p>
      <text:p text:style-name="P1"/>
      <text:p text:style-name="P3"/>
      <text:p text:style-name="P3"><text:span text:style-name="T3">2.1 </text:span>Qu’est-ce que la pédagogie Montessori ?</text:p>
      <text:p text:style-name="P5"/>
      <text:p text:style-name="P9"><text:span text:style-name="Police_20_par_20_défaut"><text:span text:style-name="T1">La pédagogie Montessori est basée sur les observations et les découvertes de </text:span></text:span><text:span text:style-name="Police_20_par_20_défaut"><text:span text:style-name="T2">Maria Montessori</text:span></text:span><text:span text:style-name="Police_20_par_20_défaut"><text:span text:style-name="T1">, médecin et pédagogue italienne, à la fin du XIXe et au début du XXe siècle. Après avoir observé des enfants attentivement et tels qu’ils sont durant de longues heures, Maria Montessori a préparé des activités destinées à les aider dans leur développement, elle a notamment découvert que si les enfants évoluent dans un environnement spécialement adapté, ils sont plus concentrés et ont un meilleur contrôle d’eux-mêmes. La philosophie Montessori est basée sur une approche éducative globale, de la naissance à l’âge adulte. La pédagogie Montessori est le résultat </text:span></text:span><text:span text:style-name="Police_20_par_20_défaut"><text:span text:style-name="T2">d’observations d’enfants de milieux culturels variés</text:span></text:span><text:span text:style-name="Police_20_par_20_défaut"><text:span text:style-name="T1">, qui ont permis à Maria Montessori de conclure que tous les enfants sont pourvus de capacités universelles leur permettant d’acquérir des connaissances. Aujourd’hui, la pédagogie Montessori est utilisée dans le monde entier.</text:span></text:span></text:p>
      <text:p text:style-name="P6"/>
      <text:p text:style-name="P2"><text:span text:style-name="T3">2.2 </text:span>D'où vient la méthode Maria Montessori ?</text:p>
      <text:p text:style-name="P6"/>
      <text:p text:style-name="P9"><draw:frame draw:style-name="fr2" draw:name="Image1" text:anchor-type="paragraph" svg:y="0.0098in" svg:width="2.7291in" style:rel-width="scale" svg:height="3.7535in" style:rel-height="scale" draw:z-index="0"><draw:image xlink:href="Pictures/100000000000012D00000190BC86F94500E1E1BC.jpg" xlink:type="simple" xlink:show="embed" xlink:actuate="onLoad" loext:mime-type="image/jpeg"/></draw:frame><draw:frame text:anchor-type="paragraph" draw:z-index="2" draw:name="Shape1" draw:style-name="gr4" draw:text-style-name="P21" svg:width="1.813in" svg:height="0.1697in" svg:x="5.0299in" svg:y="3.7626in"><draw:text-box><text:p text:style-name="P15"><text:span text:style-name="T8">Figure 1 : Maria Montessori</text:span></text:p></draw:text-box></draw:frame><text:span text:style-name="Police_20_par_20_défaut"><text:span text:style-name="T1">C’est dans la commune de Chiaravalle, dans la région des Marches, non loin d’Ancône en Italie, que Maria Montessori est née le 31 août 1870. Lorsqu’elle a douze ans, Maria et sa famille s’établissent dans la capitale. La motivation des parents de la petite Maria est claire : il s’agit de prodiguer à leur enfant une bonne éducation et de lui permettre de suivre une bonne scolarité, en vue de permettre à la jeune femme de devenir enseignante, seul métier accessible aux femmes à l’époque. De son côté, Maria Montessori grandit avec une seule et même vocation : celle de devenir médecin. À la fin du XIXe siècle, aucune femme italienne n’a jamais franchi les portes de la faculté de médecine. Malgré l’opposition de son père et avec le soutien de sa mère dont elle est très proche, c’est vers cette même voie, la médecine, que Maria Montessori poursuit ses études. À l’âge de 26 ans, elle devient diplômée de médecine en Italie et assouvit sa soif de connaissances par une formation en biologie, en philosophie et en psychologie.</text:span></text:span></text:p>
      <text:p text:style-name="P7"/>
      <text:p text:style-name="P9"><text:span text:style-name="Police_20_par_20_défaut"><text:span text:style-name="T1">C’est au bout de dix ans de travail que Maria Montessori découvre le destin qu’on lui connaît aujourd’hui. Après avoir obtenu son diplôme, elle travaille comme assistante à la clinique psychiatrique de l’université de Rome. Parmi ses responsabilités, elle est amenée à visiter des asiles </text:span></text:span><text:soft-page-break/><text:span text:style-name="Police_20_par_20_défaut"><text:span text:style-name="T1">de la ville et à traiter des enfants qualifiés de « débiles » et traités comme des fous. Maria met toute son intelligence dans son œuvre et découvre, dans cet asile, des enfants traités comme des prisonniers, parqués dans une pièce sans que personne ne s’en occupe. Maria Montessori découvre également les travaux de deux médecins français, </text:span></text:span><text:span text:style-name="Police_20_par_20_défaut"><text:span text:style-name="T2">Jean Itard</text:span></text:span><text:span text:style-name="Police_20_par_20_défaut"><text:span text:style-name="T1"> et </text:span></text:span><text:span text:style-name="Police_20_par_20_défaut"><text:span text:style-name="T2">Edouard Séguin</text:span></text:span><text:span text:style-name="Police_20_par_20_défaut"><text:span text:style-name="T1">, qui tous deux ont consacré leur vie à l’éducation des enfants porteurs de troubles mentaux. C’est en 1899 lors d’un congrès pédagogique à Turin que Maria Montessori met en place la première pierre qui suscitera l’intérêt en Italie et notamment celui du ministre de l’éducation nationale, </text:span></text:span><text:span text:style-name="Police_20_par_20_défaut"><text:span text:style-name="T2">Guido Bacelli</text:span></text:span><text:span text:style-name="Police_20_par_20_défaut"><text:span text:style-name="T1">, qui invite Maria Montessori à donner une série de conférences à Rome. Elle deviendra, peu de temps après, la première directrice de l’école d’État d’orthophrénie, de 1899 à 1901. C’est là qu’elle sera amenée à traiter les enfants déficients et les cas les plus difficiles de la capitale italienne. Au cours de ces deux années à la tête de l’école d’orthophrénie, Maria Montessori forme ses collègues en les spécialisant dans l’observation et l’éducation d’enfants faibles d’esprit. Au retour d’un voyage à Londres, elle se consacre également à l’enseignement des enfants, y passant plus d’une dizaine d’heures par jour, observant, comparant, réfléchissant et préparant l’avenir. C’est de cette époque que Maria Montessori tient son enseignement pratique qui forgera la pédagogie dont elle est l’auteur.</text:span></text:span></text:p>
      <text:p text:style-name="P8"/>
      <text:p text:style-name="P9"><text:span text:style-name="Police_20_par_20_défaut"><text:span text:style-name="T1">Après avoir obtenu son diplôme en 1896, Maria Montessori se consacra non seulement aux enfants déficients, mais également aux maladies nerveuses infantiles et publia ses recherches dans des magazines spécialisés. C’est en 1904 qu’elle devint professeure à l’université de Rome et publia son premier ouvrage : </text:span></text:span><text:span text:style-name="Police_20_par_20_défaut"><text:span text:style-name="T2">Anthropologie pédagogique</text:span></text:span><text:span text:style-name="Police_20_par_20_défaut"><text:span text:style-name="T1">. Elle tint sa première conférence à Rome en 1906, parla d’anthropologie mais également de ce que devait être l’école en insistant sur le devoir du maître qui est d’aider et non de juger et sur le travail mental, source de nourriture de l’esprit.</text:span></text:span></text:p>
      <text:p text:style-name="P7"/>
      <text:p text:style-name="P9"><draw:frame draw:style-name="fr1" draw:name="Image2" text:anchor-type="paragraph" svg:y="0.0402in" svg:width="3.7382in" style:rel-width="scale" svg:height="2.861in" style:rel-height="scale" draw:z-index="1"><draw:image xlink:href="Pictures/1000000000000232000001B86079F4CCBAF901E0.jpg" xlink:type="simple" xlink:show="embed" xlink:actuate="onLoad" loext:mime-type="image/jpeg"/></draw:frame><draw:frame text:anchor-type="paragraph" draw:z-index="3" draw:name="Shape1" draw:style-name="gr4" draw:text-style-name="P20" svg:width="1.813in" svg:height="0.1697in" svg:x="4.5193in" svg:y="2.9008in"><draw:text-box><text:p text:style-name="P15"><text:span text:style-name="T7">Figure 2 : première école Montessori</text:span></text:p></draw:text-box></draw:frame><text:span text:style-name="Police_20_par_20_défaut"><text:span text:style-name="T1">Maria Montessori atteint une renommée à l’échelle mondiale en 1908, alors qu’elle avait 38 ans. Forte de ses découvertes sur le monde intérieur de l’enfant, elle mit en place une méthode qui porte encore aujourd’hui son nom. La toute première </text:span></text:span><text:span text:style-name="Police_20_par_20_défaut"><text:span text:style-name="T2">Maison des enfants</text:span></text:span><text:span text:style-name="Police_20_par_20_défaut"><text:span text:style-name="T1"> fut créée à San Lorenzo de Rome. C’est là que Maria Montessori accueillit les enfants des quartiers défavorisés dans un local équipé de meubles à leurs dimensions en y appliquant ses théories. Elle fonda d’autres Maisons des enfants et devint formatrice en pédagogie Montessori. Aux quatre coins de la planète, Maria Montessori forma entre 4000 et 5000 étudiants. En 1912, elle fréquenta Graham Bell puis Sigmund Freud en 1917.</text:span></text:span></text:p>
      <text:p text:style-name="P7"/>
      <text:p text:style-name="P7"/>
      <text:p text:style-name="P7"><text:soft-page-break/></text:p>
      <text:p text:style-name="P4"><text:span text:style-name="T4">2.3 </text:span>En quoi consiste la pédagogie Montessori ?</text:p>
      <text:p text:style-name="P4"/>
      <text:p text:style-name="P9"><text:span text:style-name="Police_20_par_20_défaut"><text:span text:style-name="T1">La pédagogie Montessori s'appuie sur plusieurs principes : elle distingue des périodes dites "sensibles" chez l'enfant, c'est-à-dire des moments pendant lesquels il sera le plus susceptible de développer un type de compétence. On distingue ainsi différentes étapes d'apprentissage chez l'enfant : le langage, la coordination des mouvements, l'ordre, le raffinement des sens, le comportement social et la préhension des petits objets. D'ailleurs, le matériel sensoriel destiné à l'apprentissage est spécifique et repose sur l'utilisation des cinq sens. Il faut savoir que l'enfant apprend une nouvelle étape seulement quand la précédente est déjà bien intégrée.</text:span></text:span></text:p>
      <text:p text:style-name="P7"/>
      <text:p text:style-name="P8">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Maria Montessori sentit, que le but d’une éducation de la prime enfance n’était pas d’emplir l’enfant de faits tirés d’études préétablies mais plutôt de cultiver son propre désir d’apprendre.</text:p>
      <text:p text:style-name="P8"/>
      <text:p text:style-name="P8">Dans une classe Montessori on approche cet objectif de deux façons :</text:p>
      <text:p text:style-name="P8">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8">Le matériel Montessori a ce double objectif à long terme en plus du but immédiat de donner des informations spécifiques à l’enfant.</text:p>
      <text:p text:style-name="P7"/>
      <text:p text:style-name="P3"><text:span text:style-name="T4">2.4 </text:span>Comment l’enfant apprend ?</text:p>
      <text:p text:style-name="P7"/>
      <text:p text:style-name="P8">L’utilisation du matériel est basée sur l’aptitude unique du jeune enfant à apprendre.</text:p>
      <text:p text:style-name="P8">Maria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8"/>
      <text:p text:style-name="P8">Puisque l’enfant détient cette capacité à apprendre en absorbant jusqu’à ce qu’il ait presque sept ans, Maria Montessori pensa que l’expérience de l’enfant pouvait être enrichie au sein d’ une classe <text:soft-page-break/>où il pourrait manipuler le matériel qui lui montrerait des informations éducatives de base. Plus de soixante années d’expérience ont consolidé la théorie selon laquelle un jeune enfant peut apprendre à lire, écrire et calculer de la même façon naturelle qu’il apprend à marcher et parler. Dans une classe Montessori, le matériel l’invite à faire cela durant ses propres périodes d’intérêt et d’empressement.</text:p>
      <text:p text:style-name="P7"/>
      <text:p text:style-name="P8">Maria Montessori a toujours souligné que la main était le professeur principal de l’enfant. Pour apprendre il faut de la concentration, et la meilleure façon pour un enfant de se concentrer et de fixer son attention sur quelques tâches est de l’accomplir avec ses mains (chez l’adulte, l’habitude de griffonner est un vestige de cette pratique). Tout le matériel d’une classe Montessori permet à l’enfant de renforcer ses impressions insouciantes en l’invitant à utiliser ses mains pour apprendre.</text:p>
      <text:p text:style-name="P7"/>
      <text:p text:style-name="P9"><text:span text:style-name="Police_20_par_20_défaut"><text:span text:style-name="T1">Dans son livre "l’esprit absorbant" Maria Montessori écrit, "</text:span></text:span><text:span text:style-name="Police_20_par_20_défaut"><text:span text:style-name="T2">La période la plus importante de la vie se situe entre la naissance et six ans et non pas durant les études universitaires. Ainsi, c’est le moment où le plus grand instrument de l’homme, l’intelligence, se forme. Non seulement son intelligence, mais toutes ses capacités psychiques... A aucun autre âge, l’enfant n’a de plus grand besoin d’une aide intelligente, et n’importe quel obstacle qui empêche son travail créatif diminuera la chance qu’il a d’atteindre la perfection</text:span></text:span><text:span text:style-name="Police_20_par_20_défaut"><text:span text:style-name="T1">".</text:span></text:span></text:p>
      <text:p text:style-name="P8"/>
      <text:p text:style-name="P8">Une autre observation d<text:span text:style-name="T3">e Maria </text:span>Montessori, qui a été renforcée par des recherches actuelles, est l’importance des périodes sensibles pour les premiers 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7"/>
      <text:p text:style-name="P3"><text:span text:style-name="T4">2.5 </text:span>A quel âge ?</text:p>
      <text:p text:style-name="P7"/>
      <text:p text:style-name="P8">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8"/>
      <text:p text:style-name="P8"><text:soft-page-break/>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8"/>
      <text:p text:style-name="P9"><text:span text:style-name="Police_20_par_20_défaut"><text:span text:style-name="T1">Un enfant qui acquiert les capacités de lecture et d’arithmétique de base de cette façon naturelle possède l’avantage de commencer son éducation sans corvée, ennui ni découragement. Grâce à la poursuite de ses intérêts individuels dans une classe Montessori, l’enfant gagne très tôt un enthousiasme à apprendre, ce qui est la clé pour devenir une personne vraiment éduquée.</text:span></text:span></text:p>
      <text:p text:style-name="P7"/>
      <text:p text:style-name="P11"><text:span text:style-name="Police_20_par_20_défaut"><text:span text:style-name="T2">Périodes sensibles * :</text:span></text:span><text:span text:style-name="Police_20_par_20_défaut"><text:span text:style-name="T1"> <text:s/>De la naissance à 6 ans environ, l’enfant traverse 6 périodes sensibles :</text:span></text:span></text:p>
      <text:list xml:id="list1610170170" text:style-name="L1">
        <text:list-item>
          <text:p text:style-name="P13">La période sensible du langage (plus ou moins entre 2 mois et 6 ans)</text:p>
        </text:list-item>
        <text:list-item>
          <text:p text:style-name="P13">La période sensible de la coordination des mouvements (plus ou moins entre 18 mois et 4 ans)</text:p>
        </text:list-item>
        <text:list-item>
          <text:p text:style-name="P13">La période sensible de l’ordre (plus ou moins de la naissance à 6 ans)</text:p>
        </text:list-item>
        <text:list-item>
          <text:p text:style-name="P13">La période sensible du raffinement des sens (plus ou moins entre de 18 mois et 5 ans)</text:p>
        </text:list-item>
        <text:list-item>
          <text:p text:style-name="P13">La période sensible du comportement social (plus ou moins entre 2,5 ans et 6 ans)</text:p>
        </text:list-item>
        <text:list-item>
          <text:p text:style-name="P13">La période sensible des petits objets (très courte période au cours de la 2e année)</text:p>
        </text:list-item>
      </text:list>
      <text:p text:style-name="P7"/>
      <text:p text:style-name="P3"><text:span text:style-name="T4">2.6 </text:span>Le matériel Montessori : l’apprentissage par l’expérience</text:p>
      <text:p text:style-name="P7"/>
      <text:p text:style-name="P8">Maria Montessori a mis au point des outils de développement qui invitent les enfants à pratiquer des activités qui ont du sens. Chaque outil, chaque équipement, chaque exercice et matériau est relatif à une compétence particulière de manière à permettre à l’enfant d’apprendre « naturellement ». L’objectif de Maria Montessori était que chaque enfant maximise sa liberté d’apprendre et d’explorer à travers le mouvement tout en ayant des choix dans un environnement structuré.</text:p>
      <text:p text:style-name="P8"/>
      <text:p text:style-name="P8">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0"/>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family-generic="system" style:font-charset="x-symbol"/>
    <style:font-face style:name="Kreon1" svg:font-family="Kreon" style:font-pitch="variable"/>
    <style:font-face style:name="Liberation Serif1" svg:font-family="'Liberation Serif'" style:font-pitch="variable"/>
    <style:font-face style:name="Lohit Devanagari" svg:font-family="'Lohit Devanagari'" style:font-pitch="variable"/>
    <style:font-face style:name="Lucida MAC" svg:font-family="'Lucida MA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Kreon" svg:font-family="Kreon"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_20_left">
      <style:paragraph-properties fo:text-align="center" style:justify-single-word="false"/>
      <style:text-properties style:font-name="Kreon1" officeooo:rsid="00298f1a" officeooo:paragraph-rsid="00298f1a"/>
    </style:style>
    <style:style style:name="MP2"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style:font-name="Kreon1" fo:hyphenate="false"/>
    </style:style>
    <style:style style:name="MP3"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style:font-name="Kreon1" fo:font-size="11pt" style:font-size-asian="11pt" style:font-name-complex="Kreon1" style:font-size-complex="11pt" fo:hyphenate="false"/>
    </style:style>
    <style:style style:name="MP4" style:family="paragraph">
      <style:paragraph-properties fo:text-align="center"/>
    </style:style>
    <style:style style:name="MP5" style:family="paragraph">
      <loext:graphic-properties draw:fill="none" draw:fill-color="#ffffff"/>
      <style:paragraph-properties fo:text-align="center"/>
      <style:text-properties style:font-name="Kreon1" fo:font-size="12pt" style:font-name-complex="Kreon1"/>
    </style:style>
    <style:style style:name="MP6" style:family="paragraph">
      <style:paragraph-properties fo:margin-left="0in" fo:margin-right="0in" fo:margin-top="0in" fo:margin-bottom="0in" fo:line-height="100%" fo:text-align="center" fo:text-indent="0in" style:text-autospace="ideograph-alpha" style:punctuation-wrap="hanging" style:line-break="strict" style:writing-mode="lr-tb">
        <style:tab-stops/>
      </style:paragraph-properties>
      <style:text-properties fo:hyphenate="false"/>
    </style:style>
    <style:style style:name="MT1" style:family="text">
      <style:text-properties fo:font-variant="normal" fo:text-transform="none" style:use-window-font-color="true" style:text-outline="false" style:text-line-through-style="none" style:text-line-through-type="none" style:text-position="0% 100%" style:font-name="Kreon1" fo:font-size="11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1pt" style:language-asian="zh" style:country-asian="CN" style:font-style-asian="normal" style:font-weight-asian="normal" style:font-name-complex="Kreon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MT2" style:family="text">
      <style:text-properties style:font-name="Kreon1" fo:font-size="11pt" style:font-size-asian="10.5pt" style:font-name-complex="Kreon1" style:font-size-complex="10.5pt"/>
    </style:style>
    <style:style style:name="Mgr1" style:family="graphic">
      <style:graphic-properties draw:stroke="none" svg:stroke-color="#000000" draw:fill="none" draw:fill-color="#ffffff" fo:min-height="0.1591in"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Mgr2" style:family="graphic">
      <style:graphic-properties draw:stroke="none" svg:stroke-color="#000000" draw:fill="none" draw:fill-color="#ffffff" fo:min-height="0.1929in" style:run-through="foreground" style:wrap="run-through" style:number-wrapped-paragraphs="no-limit" style:vertical-pos="from-top" style:vertical-rel="paragraph" style:horizontal-pos="right" style:horizontal-rel="paragraph" draw:wrap-influence-on-position="once-concurrent" style:flow-with-text="false"/>
    </style:style>
    <style:style style:name="Mgr3" style:family="graphic">
      <style:graphic-properties draw:stroke="none" svg:stroke-color="#000000" draw:fill="none" draw:fill-color="#ffffff" fo:min-height="0.1583in" style:run-through="foreground" style:wrap="run-through" style:number-wrapped-paragraphs="no-limit" style:vertical-pos="from-top" style:vertical-rel="paragraph" style:horizontal-pos="left" style:horizontal-rel="paragraph" draw:wrap-influence-on-position="once-concurrent" style:flow-with-text="false"/>
    </style:style>
    <style:page-layout style:name="Mpm1">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2701in" fo:page-height="11.6902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701in" fo:page-height="11.6902in" style:num-format="1" style:print-orientation="portrait" fo:margin-top="0.4902in" fo:margin-bottom="0.4902in" fo:margin-left="0.4902in" fo:margin-right="0.490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draw:frame text:anchor-type="paragraph" draw:z-index="9" draw:name="Shape1" draw:style-name="Mgr1" draw:text-style-name="MP3" svg:width="1.8531in" svg:height="0.1933in" svg:x="0in" svg:y="0.0244in"><draw:text-box><text:p text:style-name="MP2"><text:span text:style-name="MT1">Pédagogie de Montessori</text:span></text:p></draw:text-box></draw:frame><draw:frame text:anchor-type="paragraph" draw:z-index="13" draw:name="Shape1" draw:style-name="Mgr2" draw:text-style-name="MP5" svg:width="1.2669in" svg:height="0.1933in" svg:x="6.022in" svg:y="0.0236in"><draw:text-box><text:p text:style-name="MP4"><text:span text:style-name="MT2">Chapitre 2</text:span></text:p></draw:text-box></draw:frame><text:page-number text:select-page="current">10</text:page-number></text:p>
      </style:footer>
    </style:master-page>
    <style:master-page style:name="MP0" style:page-layout-name="Mpm2"/>
    <style:master-page style:name="First_20_Page" style:display-name="First Page" style:page-layout-name="Mpm3" style:next-style-name="Standard">
      <style:footer>
        <text:p text:style-name="MP1"><draw:frame text:anchor-type="paragraph" draw:z-index="4" draw:name="Shape1" draw:style-name="Mgr3" draw:text-style-name="MP3" svg:width="1.8531in" svg:height="0.1933in" svg:x="0in" svg:y="0.0244in"><draw:text-box><text:p text:style-name="MP6"><text:span text:style-name="MT1">Pédagogie de Montessori</text:span></text:p></draw:text-box></draw:frame><draw:frame text:anchor-type="paragraph" draw:z-index="5" draw:name="Shape1" draw:style-name="Mgr2" draw:text-style-name="MP5" svg:width="1.2669in" svg:height="0.1933in" svg:x="6.022in" svg:y="0.0236in"><draw:text-box><text:p text:style-name="MP4"><text:span text:style-name="MT2">Chapitre 2</text:span></text:p></draw:text-box></draw:frame><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meta:creation-date>2020-05-17T00:38:00Z</meta:creation-date>
    <dc:date>2020-05-18T21:15:08.332952375</dc:date>
    <meta:editing-cycles>28</meta:editing-cycles>
    <meta:editing-duration>PT2H11M45S</meta:editing-duration>
    <meta:document-statistic meta:table-count="0" meta:image-count="2" meta:object-count="0" meta:page-count="6" meta:paragraph-count="37" meta:word-count="2083" meta:character-count="13188" meta:non-whitespace-character-count="11146"/>
    <meta:template xlink:type="simple" xlink:actuate="onRequest" xlink:title="" xlink:href="Normal.dotm"/>
  </office:meta>
</office:document-meta>
</file>